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9" draw:id="id9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9.57cm" svg:y="2.4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87cm" svg:y="2.4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4.17cm" svg:y="2.481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9.4cm" svg:y="1.5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17.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5cm" svg:y="2.5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21.8cm" svg:y="2.5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7.03cm" svg:y="1.519cm">
          <draw:text-box>
            <text:p><text:span text:style-name="T2">City</text:span></text:p>
          </draw:text-box>
        </draw:frame>
        <draw:custom-shape draw:style-name="gr1" draw:text-style-name="P2" xml:id="id7" draw:id="id7" draw:layer="layout" svg:width="2.3cm" svg:height="0.6cm" svg:x="20.9cm" svg:y="4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2cm" svg:y="4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20.73cm" svg:y="4cm">
          <draw:text-box>
            <text:p><text:span text:style-name="T2">Country</text:span></text:p>
          </draw:text-box>
        </draw:frame>
        <draw:custom-shape draw:style-name="gr1" draw:text-style-name="P2" xml:id="id11" draw:id="id11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5" draw:id="id25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0.6cm" svg:x="1.97cm" svg:y="9.1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4.27cm" svg:y="9.1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3cm" svg:height="0.6cm" svg:x="6.57cm" svg:y="9.181cm">
          <text:p text:style-name="P1"><text:span text:style-name="T2">pla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8.2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8.77cm" svg:y="9.1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3cm" svg:height="0.6cm" svg:x="17.4cm" svg:y="8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7cm" svg:y="8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2.3cm" svg:height="0.6cm" svg:x="22cm" svg:y="8.6cm">
          <text:p text:style-name="P1"><text:span text:style-name="T2">pla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23cm" svg:y="7.6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7.57cm" svg:y="12.2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2.3cm" svg:height="0.6cm" svg:x="19.87cm" svg:y="12.2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3cm" svg:height="0.6cm" svg:x="22.17cm" svg:y="12.2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4cm" svg:y="11.219cm">
          <draw:text-box>
            <text:p><text:span text:style-name="T2">Ticket</text:span></text:p>
          </draw:text-box>
        </draw:frame>
        <draw:custom-shape draw:style-name="gr1" draw:text-style-name="P3" xml:id="id24" draw:id="id24" draw:layer="layout" svg:width="2.3cm" svg:height="0.6cm" svg:x="24.8cm" svg:y="12.2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3cm" svg:height="0.6cm" svg:x="7cm" svg:y="14.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2.3cm" svg:height="0.6cm" svg:x="9.3cm" svg:y="14.1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6cm" svg:y="14.1cm">
          <text:p text:style-name="P1"><text:span text:style-name="T2">cpho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6.9cm" svg:y="13.2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3.8cm" svg:y="14.1cm">
          <text:p text:style-name="P1"><text:span text:style-name="T2">c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1cm" svg:y="14.1cm">
          <text:p text:style-name="P1"><text:span text:style-name="T2">pa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4cm" svg:y="14.1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20.7cm" svg:y="14.1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2.9cm" svg:y="14.1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881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5.9cm" svg:y="10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3" draw:layer="layout" svg:width="2.3cm" svg:height="0.6cm" svg:x="8.1cm" svg:y="10.881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3cm" svg:height="0.6cm" svg:x="3.07cm" svg:y="18.2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2.3cm" svg:height="0.6cm" svg:x="5.37cm" svg:y="18.2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292cm">
          <draw:text-box>
            <text:p><text:span text:style-name="T2">Passenger Bookings</text:span></text:p>
          </draw:text-box>
        </draw:frame>
        <draw:custom-shape draw:style-name="gr1" draw:text-style-name="P2" xml:id="id18" draw:id="id18" draw:layer="layout" svg:width="2.3cm" svg:height="0.6cm" svg:x="17.3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6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1.9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13cm" svg:y="16.319cm">
          <draw:text-box>
            <text:p><text:span text:style-name="T2">CCInfo</text:span></text:p>
          </draw:text-box>
        </draw:frame>
        <draw:custom-shape draw:style-name="gr1" draw:text-style-name="P3" draw:layer="layout" svg:width="2.3cm" svg:height="0.6cm" svg:x="24.1cm" svg:y="17.3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3cm" svg:height="0.6cm" svg:x="14.1cm" svg:y="7.4cm">
          <text:p text:style-name="P1"><text:span text:style-name="T1">plate#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3.83cm" svg:y="6.6cm">
          <draw:text-box>
            <text:p><text:span text:style-name="T2">Plane</text:span></text:p>
          </draw:text-box>
        </draw:frame>
        <draw:connector draw:style-name="gr6" draw:text-style-name="P1" draw:layer="layout" svg:x1="5.45cm" svg:y1="3.1cm" svg:x2="10.72cm" svg:y2="3.081cm" draw:start-shape="id1" draw:start-glue-point="2" draw:end-shape="id2" draw:end-glue-point="2" svg:d="M5450 3100v501h5270v-520" svg:viewBox="0 0 5271 521">
          <text:p/>
        </draw:connector>
        <draw:connector draw:style-name="gr6" draw:text-style-name="P1" draw:layer="layout" svg:x1="7.75cm" svg:y1="3.1cm" svg:x2="10.72cm" svg:y2="3.081cm" draw:start-shape="id3" draw:start-glue-point="2" draw:end-shape="id2" draw:end-glue-point="2" svg:d="M7750 3100v501h2970v-520" svg:viewBox="0 0 2971 521">
          <text:p/>
        </draw:connector>
        <draw:connector draw:style-name="gr6" draw:text-style-name="P1" draw:layer="layout" svg:x1="15.32cm" svg:y1="3.081cm" svg:x2="18.35cm" svg:y2="3.1cm" draw:start-shape="id4" draw:start-glue-point="2" draw:end-shape="id5" draw:end-glue-point="2" svg:d="M15320 3081v520h3030v-501" svg:viewBox="0 0 3031 521">
          <text:p/>
        </draw:connector>
        <draw:connector draw:style-name="gr6" draw:text-style-name="P1" draw:layer="layout" svg:x1="22.95cm" svg:y1="3.1cm" svg:x2="20.9cm" svg:y2="5.281cm" draw:start-shape="id6" draw:start-glue-point="2" draw:end-shape="id7" draw:end-glue-point="3" svg:d="M22950 3100v941h-2551v1240h501" svg:viewBox="0 0 2552 2182">
          <text:p/>
        </draw:connector>
        <draw:connector draw:style-name="gr6" draw:text-style-name="P1" draw:layer="layout" svg:x1="7.65cm" svg:y1="5.9cm" svg:x2="3.15cm" svg:y2="3.1cm" draw:start-shape="id8" draw:start-glue-point="0" draw:end-shape="id9" draw:end-glue-point="2" svg:d="M7650 5900v-1400h-4500v-1400" svg:viewBox="0 0 4501 2801">
          <text:p/>
        </draw:connector>
        <draw:connector draw:style-name="gr6" draw:text-style-name="P1" draw:layer="layout" svg:x1="5.42cm" svg:y1="9.181cm" svg:x2="3.05cm" svg:y2="6.5cm" draw:start-shape="id10" draw:start-glue-point="0" draw:end-shape="id11" draw:end-glue-point="2" svg:d="M5420 9181v-1340h-2370v-1341" svg:viewBox="0 0 2371 2682">
          <text:p/>
        </draw:connector>
        <draw:connector draw:style-name="gr6" draw:text-style-name="P1" draw:layer="layout" svg:x1="7.72cm" svg:y1="9.181cm" svg:x2="15.25cm" svg:y2="8cm" draw:start-shape="id12" draw:start-glue-point="0" draw:end-shape="id13" svg:d="M7720 9181v-590h7530v-591" svg:viewBox="0 0 7531 1182">
          <text:p/>
        </draw:connector>
        <draw:connector draw:style-name="gr6" draw:text-style-name="P1" draw:layer="layout" svg:x1="23.15cm" svg:y1="8.6cm" svg:x2="16.4cm" svg:y2="7.7cm" draw:start-shape="id14" draw:start-glue-point="0" draw:end-shape="id13" draw:end-glue-point="1" svg:d="M23150 8600v-900h-6750" svg:viewBox="0 0 6751 901">
          <text:p/>
        </draw:connector>
        <draw:connector draw:style-name="gr6" draw:text-style-name="P1" draw:layer="layout" svg:x1="10.45cm" svg:y1="14.1cm" svg:x2="2.45cm" svg:y2="11.481cm" draw:start-shape="id15" draw:start-glue-point="0" draw:end-shape="id16" draw:end-glue-point="2" svg:d="M10450 14100v-1309h-8000v-1310" svg:viewBox="0 0 8001 2620">
          <text:p/>
        </draw:connector>
        <draw:connector draw:style-name="gr6" draw:text-style-name="P1" draw:layer="layout" svg:x1="21.85cm" svg:y1="14.7cm" svg:x2="18.45cm" svg:y2="17.9cm" draw:start-shape="id17" draw:start-glue-point="2" draw:end-shape="id18" draw:end-glue-point="2" svg:d="M21850 14700v3701h-3400v-501" svg:viewBox="0 0 3401 3702">
          <text:p/>
        </draw:connector>
        <draw:connector draw:style-name="gr6" draw:text-style-name="P1" draw:layer="layout" svg:x1="4.22cm" svg:y1="18.8cm" svg:x2="2.45cm" svg:y2="11.481cm" draw:start-shape="id19" draw:start-glue-point="2" draw:end-shape="id16" draw:end-glue-point="2" svg:d="M4220 18800v501h-1770v-7820" svg:viewBox="0 0 1771 7821">
          <text:p/>
        </draw:connector>
        <draw:connector draw:style-name="gr6" draw:text-style-name="P1" draw:layer="layout" svg:x1="6.52cm" svg:y1="18.8cm" svg:x2="8.15cm" svg:y2="14.7cm" draw:start-shape="id20" draw:start-glue-point="2" draw:end-shape="id21" draw:end-glue-point="2" svg:d="M6520 18800v501h1651v-2851h-21v-1750" svg:viewBox="0 0 1652 4602">
          <text:p/>
        </draw:connector>
        <draw:connector draw:style-name="gr6" draw:text-style-name="P1" draw:layer="layout" svg:x1="21.02cm" svg:y1="12.2cm" svg:x2="18.55cm" svg:y2="9.2cm" draw:start-shape="id22" draw:start-glue-point="0" draw:end-shape="id23" draw:end-glue-point="2" svg:d="M21020 12200v-1500h-2470v-1500" svg:viewBox="0 0 2471 3001">
          <text:p/>
        </draw:connector>
        <draw:connector draw:style-name="gr6" draw:text-style-name="P1" draw:layer="layout" svg:x1="25.95cm" svg:y1="12.8cm" svg:x2="8.15cm" svg:y2="14.7cm" draw:start-shape="id24" draw:start-glue-point="2" draw:end-shape="id21" draw:end-glue-point="2" svg:d="M25950 12800v2401h-17800v-501" svg:viewBox="0 0 17801 2402">
          <text:p/>
        </draw:connector>
        <draw:custom-shape draw:style-name="gr1" draw:text-style-name="P2" xml:id="id26" draw:id="id26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39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5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35cm" svg:y1="6.5cm" svg:x2="13.12cm" svg:y2="6.481cm" draw:start-shape="id25" draw:start-glue-point="2" draw:end-shape="id26" draw:end-glue-point="2" svg:d="M5350 6500v501h7770v-520" svg:viewBox="0 0 7771 521">
          <text:p/>
        </draw:connector>
        <draw:custom-shape draw:style-name="gr1" draw:text-style-name="P3" xml:id="id27" draw:id="id27" draw:layer="layout" svg:width="2.3cm" svg:height="0.6cm" svg:x="11.1cm" svg:y="9.2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2.3cm" svg:height="0.6cm" svg:x="12.3cm" svg:y="11.6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6cm" svg:y="11.6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12.13cm" svg:y="10.619cm">
          <draw:text-box>
            <text:p><text:span text:style-name="T2">Year</text:span></text:p>
          </draw:text-box>
        </draw:frame>
        <draw:connector draw:style-name="gr6" draw:text-style-name="P1" draw:layer="layout" svg:x1="12.25cm" svg:y1="9.8cm" svg:x2="13.45cm" svg:y2="12.2cm" draw:start-shape="id27" draw:start-glue-point="2" draw:end-shape="id28" draw:end-glue-point="2" svg:d="M12250 9800v900h-451v2001h1651v-501" svg:viewBox="0 0 1652 2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1-28T17:51:36.029060093</dc:date>
    <dc:creator>Oier Saizar</dc:creator>
    <meta:editing-duration>PT12M36S</meta:editing-duration>
    <meta:editing-cycles>4</meta:editing-cycles>
    <meta:generator>LibreOffice/4.3.3.2$Linux_X86_64 LibreOffice_project/430m0$Build-2</meta:generator>
    <meta:document-statistic meta:object-count="83"/>
  </office:meta>
</office:document-meta>
</file>